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bf819e" draw:textarea-horizontal-align="justify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08cm" fo:min-width="4.5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fill="solid" draw:fill-color="#bf819e" draw:textarea-horizontal-align="justify" draw:textarea-vertical-align="middle" draw:auto-grow-height="false" fo:min-height="2.29cm" fo:min-width="5.21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left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7" style:family="graphic" style:parent-style-name="standard">
      <style:graphic-properties draw:marker-start="Arrowheads_20_3" draw:marker-start-width="0.3cm" draw:marker-end="Arrowheads_20_4" draw:marker-end-width="0.3cm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bottom" loext:decorative="fals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bottom" loext:decorative="false"/>
      <style:paragraph-properties style:writing-mode="lr-tb"/>
    </style:style>
    <style:style style:name="gr10" style:family="graphic" style:parent-style-name="standard">
      <style:graphic-properties draw:fill="solid" draw:fill-color="#ff8000" draw:textarea-horizontal-align="justify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draw:marker-start="Arrowheads_20_8" draw:marker-start-width="0.3cm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fill="solid" draw:fill-color="#bf819e" draw:textarea-horizontal-align="justify" draw:textarea-vertical-align="middle" draw:auto-grow-height="false" fo:min-height="2.242cm" fo:min-width="4.807cm" style:writing-mode="lr-tb" loext:decorative="false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4" style:family="graphic" style:parent-style-name="standard">
      <style:graphic-properties draw:fill="none" loext:fill-use-slide-background="false" draw:textarea-horizontal-align="right" draw:textarea-vertical-align="bottom" draw:auto-grow-height="false" fo:min-height="3.376cm" fo:min-width="15.927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977cm" fo:min-width="2.033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63cm" fo:min-width="4.22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f819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text-line-through-style="solid" style:text-line-through-type="single"/>
    </style:style>
    <style:style style:name="P6" style:family="paragraph">
      <style:paragraph-properties fo:text-align="center"/>
      <style:text-properties style:text-line-through-style="solid" style:text-line-through-type="single" fo:font-size="14pt" style:font-size-asian="14pt" style:font-size-complex="14pt"/>
    </style:style>
    <style:style style:name="P7" style:family="paragraph">
      <loext:graphic-properties draw:fill="solid" draw:fill-color="#bf819e"/>
      <style:paragraph-properties fo:text-align="center" style:writing-mode="lr-tb"/>
      <style:text-properties style:text-line-through-style="solid" style:text-line-through-type="single" fo:font-size="14pt" style:font-size-asian="14pt" style:font-size-complex="14pt"/>
    </style:style>
    <style:style style:name="P8" style:family="paragraph">
      <style:paragraph-properties fo:text-align="start"/>
      <style:text-properties style:text-line-through-style="solid" style:text-line-through-type="single" fo:font-size="14pt" style:font-size-asian="14pt" style:font-size-complex="14pt"/>
    </style:style>
    <style:style style:name="P9" style:family="paragraph">
      <style:paragraph-properties fo:text-align="start" style:writing-mode="lr-tb"/>
      <style:text-properties style:text-line-through-style="solid" style:text-line-through-type="single" fo:font-size="14pt" style:font-size-asian="14pt" style:font-size-complex="14pt"/>
    </style:style>
    <style:style style:name="P10" style:family="paragraph">
      <style:paragraph-properties fo:text-align="center"/>
      <style:text-properties style:text-line-through-style="solid" style:text-line-through-type="singl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text-line-through-style="none" style:text-line-through-type="none" fo:font-size="14pt" style:text-underline-style="none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style:text-line-through-style="none" style:text-line-through-type="none" fo:font-size="12pt" style:font-size-asian="12pt" style:font-size-complex="12pt"/>
    </style:style>
    <style:style style:name="P14" style:family="paragraph">
      <loext:graphic-properties draw:fill="solid" draw:fill-color="#ff8000"/>
      <style:paragraph-properties fo:text-align="center" style:writing-mode="lr-tb"/>
      <style:text-properties style:text-line-through-style="solid" style:text-line-through-type="single"/>
    </style:style>
    <style:style style:name="P15" style:family="paragraph">
      <style:paragraph-properties fo:text-align="center"/>
      <style:text-properties style:text-line-through-style="none" style:text-line-through-type="none" fo:font-size="13pt" style:font-size-asian="13pt" style:font-size-complex="13pt"/>
    </style:style>
    <style:style style:name="P16" style:family="paragraph">
      <style:paragraph-properties fo:text-align="center"/>
      <style:text-properties style:text-line-through-style="none" style:text-line-through-type="none" fo:font-size="12pt" style:font-size-asian="12pt" style:font-size-complex="12pt"/>
    </style:style>
    <style:style style:name="P17" style:family="paragraph">
      <loext:graphic-properties draw:fill="solid" draw:fill-color="#bf819e"/>
      <style:paragraph-properties fo:text-align="center" style:writing-mode="lr-tb"/>
      <style:text-properties style:text-line-through-style="none" style:text-line-through-type="none" fo:font-size="12pt" style:font-size-asian="12pt" style:font-size-complex="12pt"/>
    </style:style>
    <style:style style:name="P18" style:family="paragraph">
      <style:paragraph-properties fo:text-align="center"/>
      <style:text-properties style:text-line-through-style="none" style:text-line-through-type="none"/>
    </style:style>
    <style:style style:name="P19" style:family="paragraph">
      <style:paragraph-properties fo:text-align="end"/>
      <style:text-properties style:text-line-through-style="none" style:text-line-through-type="none"/>
    </style:style>
    <style:style style:name="P20" style:family="paragraph">
      <loext:graphic-properties draw:fill="none"/>
      <style:paragraph-properties fo:text-align="end" style:writing-mode="lr-tb"/>
      <style:text-properties style:text-line-through-style="none" style:text-line-through-typ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line-through-style="none" style:text-line-through-type="none" fo:font-size="14pt" style:font-size-asian="14pt" style:font-size-complex="14pt"/>
    </style:style>
    <style:style style:name="T3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4" style:family="text">
      <style:text-properties style:text-line-through-style="none" style:text-line-through-type="none" fo:font-size="12pt" style:font-size-asian="12pt" style:font-size-complex="12pt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FARMPOST DEVLO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4.445cm" svg:height="1.905cm" svg:x="11.125cm" svg:y="6.75cm">
          <text:p text:style-name="P2"><text:span text:style-name="T1">Backend</text:span></text:p>
          <text:p text:style-name="P2"><text:span text:style-name="T1">(~FastAPI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958cm" svg:x="1.6cm" svg:y="2.758cm">
          <text:p text:style-name="P2"><text:span text:style-name="T1">Marketplace </text:span></text:p>
          <text:p text:style-name="P2"><text:span text:style-name="T1">(public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2cm" svg:y1="3.575cm" svg:x2="6.68cm" svg:y2="3.575cm">
          <text:p/>
        </draw:line>
        <draw:custom-shape draw:style-name="gr5" draw:text-style-name="P7" draw:layer="layout" svg:width="5.715cm" svg:height="2.54cm" svg:x="1.6cm" svg:y="6.648cm">
          <text:p text:style-name="P6"><text:span text:style-name="T2">Resource management</text:span></text:p>
          <text:p text:style-name="P6"><text:span text:style-name="T2">(admin/farmer - Flutter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45cm" svg:height="1.905cm" svg:x="9.22cm" svg:y="2.94cm">
          <text:p text:style-name="P8"><text:span text:style-name="T2">- Product listing</text:span></text:p>
          <text:p text:style-name="P8"><text:span text:style-name="T2">- Farm listing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2.395cm" svg:y1="4.845cm" svg:x2="12.395cm" svg:y2="6.75cm">
          <text:p/>
        </draw:line>
        <draw:line draw:style-name="gr8" draw:text-style-name="P12" draw:layer="layout" svg:x1="7.315cm" svg:y1="7.385cm" svg:x2="11.125cm" svg:y2="7.385cm">
          <text:p text:style-name="P11"><text:span text:style-name="T3">Take photo</text:span></text:p>
        </draw:line>
        <draw:line draw:style-name="gr9" draw:text-style-name="P13" draw:layer="layout" svg:x1="15.57cm" svg:y1="7.385cm" svg:x2="21.285cm" svg:y2="7.385cm">
          <text:p text:style-name="P11"><text:span text:style-name="T4">Fruit/vegetable recognition</text:span></text:p>
        </draw:line>
        <draw:custom-shape draw:style-name="gr10" draw:text-style-name="P14" draw:layer="layout" svg:width="4.445cm" svg:height="1.905cm" svg:x="21.285cm" svg:y="6.75cm">
          <text:p text:style-name="P10"><text:span text:style-name="T5">Ollama</text:span></text:p>
          <text:p text:style-name="P10"><text:span text:style-name="T5">(Llava vision)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5.57cm" svg:y1="8.655cm" svg:x2="21.285cm" svg:y2="8.655cm">
          <text:p text:style-name="P11"><text:span text:style-name="T6">Product identified</text:span></text:p>
          <text:p text:style-name="P11"><text:span text:style-name="T6">data/Pricing recommended</text:span></text:p>
        </draw:line>
        <draw:custom-shape draw:style-name="gr12" draw:text-style-name="P17" draw:layer="layout" svg:width="5.307cm" svg:height="2.492cm" svg:x="10.693cm" svg:y="10.895cm">
          <text:p text:style-name="P16"><text:span text:style-name="T4">Product database</text:span></text:p>
          <text:p text:style-name="P16"><text:span text:style-name="T4"><text:s/>(title, desc, pricing)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12.72cm" svg:y1="8.655cm" svg:x2="12.72cm" svg:y2="10.895cm">
          <text:p/>
        </draw:line>
        <draw:custom-shape draw:style-name="gr14" draw:text-style-name="P20" draw:layer="layout" svg:width="16.427cm" svg:height="3.626cm" svg:x="1.013cm" svg:y="2.027cm">
          <text:p text:style-name="P19"><text:span text:style-name="T5">PHP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33cm" svg:height="1.227cm" svg:x="22.24cm" svg:y="11.68cm">
          <text:p text:style-name="P11">V0.0.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3" draw:layer="layout" svg:width="4.445cm" svg:height="1.905cm" svg:x="11.125cm" svg:y="10.85cm">
          <text:p text:style-name="P2"><text:span text:style-name="T1">Backend</text:span></text:p>
          <text:p text:style-name="P2"><text:span text:style-name="T1">(~FastAPI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958cm" svg:x="1.6cm" svg:y="2.758cm">
          <text:p text:style-name="P2"><text:span text:style-name="T1">Marketplace </text:span></text:p>
          <text:p text:style-name="P2"><text:span text:style-name="T1">(public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2cm" svg:y1="3.575cm" svg:x2="6.68cm" svg:y2="3.575cm">
          <text:p/>
        </draw:line>
        <draw:custom-shape draw:style-name="gr5" draw:text-style-name="P7" draw:layer="layout" svg:width="5.715cm" svg:height="2.54cm" svg:x="1.52cm" svg:y="10.275cm">
          <text:p text:style-name="P6"><text:span text:style-name="T2">Resource management</text:span></text:p>
          <text:p text:style-name="P6"><text:span text:style-name="T2">(admin/farmer - Flutter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45cm" svg:height="1.905cm" svg:x="9.22cm" svg:y="2.94cm">
          <text:p text:style-name="P8"><text:span text:style-name="T2">- Product listing</text:span></text:p>
          <text:p text:style-name="P8"><text:span text:style-name="T2">- Farm listing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2.395cm" svg:y1="4.845cm" svg:x2="12.395cm" svg:y2="6.389cm">
          <text:p/>
        </draw:line>
        <draw:line draw:style-name="gr8" draw:text-style-name="P12" draw:layer="layout" svg:x1="7.315cm" svg:y1="11.485cm" svg:x2="11.125cm" svg:y2="11.485cm">
          <text:p text:style-name="P11"><text:span text:style-name="T3">Take photo</text:span></text:p>
        </draw:line>
        <draw:line draw:style-name="gr9" draw:text-style-name="P13" draw:layer="layout" svg:x1="15.57cm" svg:y1="11.485cm" svg:x2="21.285cm" svg:y2="11.485cm">
          <text:p text:style-name="P11"><text:span text:style-name="T4">Fruit/vegetable recognition</text:span></text:p>
        </draw:line>
        <draw:custom-shape draw:style-name="gr10" draw:text-style-name="P14" draw:layer="layout" svg:width="4.445cm" svg:height="1.905cm" svg:x="21.391cm" svg:y="11.203cm">
          <text:p text:style-name="P10"><text:span text:style-name="T5">Gemini</text:span></text:p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5.57cm" svg:y1="12.755cm" svg:x2="21.285cm" svg:y2="12.755cm">
          <text:p text:style-name="P11"><text:span text:style-name="T6">Product identified</text:span></text:p>
          <text:p text:style-name="P11"><text:span text:style-name="T6">data/Pricing recommended</text:span></text:p>
        </draw:line>
        <draw:custom-shape draw:style-name="gr12" draw:text-style-name="P17" draw:layer="layout" svg:width="5.307cm" svg:height="2.492cm" svg:x="9.787cm" svg:y="6.389cm">
          <text:p text:style-name="P16"><text:span text:style-name="T4">Product database</text:span></text:p>
          <text:p text:style-name="P16"><text:span text:style-name="T4"><text:s/>(title, desc, pricing)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12.72cm" svg:y1="8.881cm" svg:x2="12.72cm" svg:y2="10.895cm">
          <text:p/>
        </draw:line>
        <draw:custom-shape draw:style-name="gr14" draw:text-style-name="P20" draw:layer="layout" svg:width="16.427cm" svg:height="3.626cm" svg:x="1.013cm" svg:y="2.027cm">
          <text:p text:style-name="P19"><text:span text:style-name="T5">PHP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33cm" svg:height="1.227cm" svg:x="25.467cm" svg:y="14.523cm">
          <text:p text:style-name="P11">v0.0.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72cm" svg:height="1.813cm" svg:x="2.453cm" svg:y="6.96cm">
          <text:p text:style-name="P2"><text:span text:style-name="T1">Offline SQLite</text:span></text:p>
          <text:p text:style-name="P2"><text:span text:style-name="T1">(temporary)</text:span></text:p>
          <draw:enhanced-geometry svg:viewBox="0 0 21600 21600" draw:type="rectangle" draw:enhanced-path="M 0 0 L 21600 0 21600 21600 0 21600 0 0 Z N"/>
        </draw:custom-shape>
        <draw:line draw:style-name="gr13" draw:text-style-name="P18" draw:layer="layout" svg:x1="5.44cm" svg:y1="10.275cm" svg:x2="5.44cm" svg:y2="8.773cm">
          <text:p/>
        </draw:lin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15:08:09.343653172</meta:creation-date>
    <dc:date>2026-01-04T02:11:05.268320487</dc:date>
    <meta:editing-duration>PT38M35S</meta:editing-duration>
    <meta:editing-cycles>6</meta:editing-cycles>
    <meta:generator>LibreOffice/25.2.3.2$Linux_X86_64 LibreOffice_project/520$Build-2</meta:generator>
    <meta:document-statistic meta:object-count="58"/>
  </office:meta>
</office:document-meta>
</file>